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T3" style:parent-style-name="DefaultParagraphFont" style:family="text">
      <style:text-properties style:font-name="Arial"/>
    </style:style>
    <style:style style:name="T4" style:parent-style-name="DefaultParagraphFont" style:family="text">
      <style:text-properties style:font-name="Arial" fo:font-weight="bold" style:font-weight-asian="bold"/>
    </style:style>
    <style:style style:name="T5" style:parent-style-name="DefaultParagraphFont" style:family="text">
      <style:text-properties style:font-name="Arial"/>
    </style:style>
    <style:style style:name="P6" style:parent-style-name="Textbody" style:family="paragraph">
      <style:text-properties style:font-name="Arial" style:font-name-asian="MS Mincho" style:font-name-complex="Tahoma" fo:font-size="11pt" style:font-size-asian="11pt"/>
    </style:style>
    <style:style style:name="P7" style:parent-style-name="Heading2" style:family="paragraph">
      <style:paragraph-properties fo:break-before="page"/>
      <style:text-properties fo:color="#0099FF" fo:font-size="11pt" style:font-size-asian="11pt"/>
    </style:style>
    <style:style style:name="P8" style:parent-style-name="Textbody" style:family="paragraph">
      <style:text-properties style:font-name="Arial" fo:color="#800000" fo:font-size="11pt" style:font-size-asian="11pt"/>
    </style:style>
    <style:style style:name="P9" style:parent-style-name="Textbody" style:family="paragraph">
      <style:text-properties style:font-name="Arial" fo:color="#800000" fo:font-size="11pt" style:font-size-asian="11pt"/>
    </style:style>
    <style:style style:name="P10" style:parent-style-name="Textbody" style:family="paragraph">
      <style:text-properties style:font-name="Arial" fo:color="#800000" fo:font-size="11pt" style:font-size-asian="11pt"/>
    </style:style>
    <style:style style:name="P11" style:parent-style-name="Textbody" style:family="paragraph">
      <style:text-properties style:font-name="Arial" fo:color="#800000" fo:font-size="11pt" style:font-size-asian="11pt"/>
    </style:style>
    <style:style style:name="P12" style:parent-style-name="Textbody" style:family="paragraph">
      <style:paragraph-properties fo:break-before="page"/>
    </style:style>
    <style:style style:name="T13" style:parent-style-name="DefaultParagraphFont" style:family="text">
      <style:text-properties style:font-name="Arial" fo:font-size="11pt" style:font-size-asian="11pt"/>
    </style:style>
    <style:style style:name="T14" style:parent-style-name="DefaultParagraphFont" style:family="text">
      <style:text-properties style:font-name="Arial" fo:font-size="11pt" style:font-size-asian="11pt"/>
    </style:style>
    <style:style style:name="P15" style:parent-style-name="TableContents" style:family="paragraph">
      <style:text-properties style:font-name="Arial"/>
    </style:style>
    <style:style style:name="P16" style:parent-style-name="TableContents" style:family="paragraph">
      <style:text-properties style:font-name="Arial"/>
    </style:style>
    <style:style style:name="P17" style:parent-style-name="TableContents" style:family="paragraph">
      <style:text-properties style:font-name="Arial"/>
    </style:style>
    <style:style style:name="P18" style:parent-style-name="TableContents" style:family="paragraph">
      <style:text-properties style:font-name="Arial"/>
    </style:style>
    <style:style style:name="T19" style:parent-style-name="DefaultParagraphFont" style:family="text">
      <style:text-properties style:font-name="Arial" fo:language="el" fo:country="GR"/>
    </style:style>
    <style:style style:name="T20" style:parent-style-name="DefaultParagraphFont" style:family="text">
      <style:text-properties style:font-name="Arial"/>
    </style:style>
    <style:style style:name="T21" style:parent-style-name="DefaultParagraphFont" style:family="text">
      <style:text-properties style:font-name="Arial" fo:language="el" fo:country="GR"/>
    </style:style>
    <style:style style:name="T22" style:parent-style-name="DefaultParagraphFont" style:family="text">
      <style:text-properties style:font-name="Arial"/>
    </style:style>
    <style:style style:name="T23" style:parent-style-name="DefaultParagraphFont" style:family="text">
      <style:text-properties style:font-name="Arial" fo:language="el" fo:country="GR"/>
    </style:style>
    <style:style style:name="T24" style:parent-style-name="DefaultParagraphFont" style:family="text">
      <style:text-properties style:font-name="Arial" fo:language="el" fo:country="GR"/>
    </style:style>
    <style:style style:name="T25" style:parent-style-name="DefaultParagraphFont" style:family="text">
      <style:text-properties style:font-name="Arial"/>
    </style:style>
    <style:style style:name="T26" style:parent-style-name="DefaultParagraphFont" style:family="text">
      <style:text-properties style:font-name="Arial" fo:language="el" fo:country="GR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 fo:language="el" fo:country="GR"/>
    </style:style>
    <style:style style:name="T29" style:parent-style-name="DefaultParagraphFont" style:family="text">
      <style:text-properties style:font-name="Arial" fo:language="el" fo:country="GR"/>
    </style:style>
    <style:style style:name="T30" style:parent-style-name="DefaultParagraphFont" style:family="text">
      <style:text-properties style:font-name="Arial"/>
    </style:style>
    <style:style style:name="T31" style:parent-style-name="DefaultParagraphFont" style:family="text">
      <style:text-properties style:font-name="Arial" fo:language="el" fo:country="GR"/>
    </style:style>
    <style:style style:name="T32" style:parent-style-name="DefaultParagraphFont" style:family="text">
      <style:text-properties style:font-name="Arial"/>
    </style:style>
    <style:style style:name="T33" style:parent-style-name="DefaultParagraphFont" style:family="text">
      <style:text-properties style:font-name="Arial" fo:language="el" fo:country="GR"/>
    </style:style>
    <style:style style:name="T34" style:parent-style-name="DefaultParagraphFont" style:family="text">
      <style:text-properties style:font-name="Arial" fo:language="el" fo:country="GR"/>
    </style:style>
    <style:style style:name="T35" style:parent-style-name="DefaultParagraphFont" style:family="text">
      <style:text-properties style:font-name="Arial" fo:language="el" fo:country="GR"/>
    </style:style>
    <style:style style:name="T36" style:parent-style-name="DefaultParagraphFont" style:family="text">
      <style:text-properties style:font-name="Arial"/>
    </style:style>
    <style:style style:name="T37" style:parent-style-name="DefaultParagraphFont" style:family="text">
      <style:text-properties style:font-name="Arial" fo:language="el" fo:country="GR"/>
    </style:style>
    <style:style style:name="T38" style:parent-style-name="DefaultParagraphFont" style:family="text">
      <style:text-properties style:font-name="Arial"/>
    </style:style>
    <style:style style:name="T39" style:parent-style-name="DefaultParagraphFont" style:family="text">
      <style:text-properties style:font-name="Arial" fo:language="el" fo:country="GR"/>
    </style:style>
    <style:style style:name="P40" style:parent-style-name="TableContents" style:family="paragraph">
      <style:text-properties style:font-name="Arial" fo:font-style="italic" style:font-style-asian="italic" style:font-style-complex="italic" fo:color="#800000" fo:font-size="11pt" style:font-size-asian="11pt" fo:language="el" fo:country="GR"/>
    </style:style>
  </office:automatic-styles>
  <office:body>
    <office:text text:use-soft-page-breaks="true">
      <text:h text:style-name="P1" text:outline-level="1">OpenTBS demo</text:h>
      <text:p text:style-name="Textbody"><text:span text:style-name="T3">Hello<text:s/></text:span><text:span text:style-name="T4">[onshow.yourname]</text:span><text:span text:style-name="T5">,</text:span></text:p>
      <text:p text:style-name="P6"/>
      <text:soft-page-break/>
      <text:h text:style-name="P7" text:outline-level="2">Merge data with pages</text:h>
      <text:p text:style-name="P8">In the next page there is an example illustrating how to perform a merge with one page per record.</text:p>
      <text:p text:style-name="P9">In this example, the<text:s/>first paragraph has a property giving a page break before. Therefore, the page-break is repeated for each record.</text:p>
      <text:p text:style-name="P10">The example also use a block defined with the alias “tbs:page”. This alias is given by OpenTBS and it helps to found the bounds of the page (or pages) according to the page-break defined in the paragraph properties.</text:p>
      <text:p text:style-name="P11">If you try to merge one page per record without text before the first page, then make sure that the first paragraph has the property giving a page break before.</text:p>
      <text:soft-page-break/>
      <text:p text:style-name="P12"><text:span text:style-name="T13">Hello [a.firstname;bl</text:span><text:span text:style-name="T14">ock=tbs:page] [a.lname], your membership number is [a.studentid].</text:span></text:p>
      <text:p text:style-name="P15">Γλώσσα: [a.glossa]</text:p>
      <text:p text:style-name="P16">Μαθηματικά: [a.mathim]</text:p>
      <text:p text:style-name="P17">Αγγλικά: [a.agglika]</text:p>
      <text:p text:style-name="P18">Πληροφορική: [a.pliroforiki]</text:p>
      <text:p text:style-name="TableContents"><text:span text:style-name="T19">Φυσικές Επιστήμες: [</text:span><text:span text:style-name="T20">a</text:span><text:span text:style-name="T21">.</text:span><text:span text:style-name="T22">phys</text:span><text:span text:style-name="T23">]</text:span></text:p>
      <text:p text:style-name="TableContents"><text:span text:style-name="T24">Περιβαλλοντική Εκπαίδευση: [</text:span><text:span text:style-name="T25">a</text:span><text:span text:style-name="T26">.</text:span><text:span text:style-name="T27">periv</text:span><text:span text:style-name="T28">]</text:span></text:p>
      <text:p text:style-name="TableContents"><text:span text:style-name="T29">Κοινωνική Εκπαιδευση: [</text:span><text:span text:style-name="T30">a</text:span><text:span text:style-name="T31">.</text:span><text:span text:style-name="T32">koin</text:span><text:span text:style-name="T33">]</text:span></text:p>
      <text:p text:style-name="TableContents"><text:span text:style-name="T34">Αι</text:span><text:span text:style-name="T35">σθητική Αγωγή: [</text:span><text:span text:style-name="T36">a</text:span><text:span text:style-name="T37">.</text:span><text:span text:style-name="T38">kallit</text:span><text:span text:style-name="T39">]</text:span>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15%"/>
      <style:text-properties style:font-name="Arial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Andreas Athanitis</dc:creator>
    <meta:creation-date>2013-10-26T15:56:00Z</meta:creation-date>
    <dc:date>2017-06-27T17:26:00Z</dc:date>
    <meta:template xlink:href="Normal.dotm" xlink:type="simple"/>
    <meta:editing-cycles>46</meta:editing-cycles>
    <meta:editing-duration>PT6720S</meta:editing-duration>
    <meta:user-defined meta:name="Creator">Skrol29</meta:user-defined>
    <meta:document-statistic meta:page-count="3" meta:paragraph-count="1" meta:word-count="152" meta:character-count="975" meta:row-count="6" meta:non-whitespace-character-count="824"/>
  </office:meta>
</office:document-meta>
</file>